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style>
    <style:style style:name="P2" style:family="paragraph" style:parent-style-name="Standard">
      <style:paragraph-properties fo:text-align="justify" style:justify-single-word="false"/>
    </style:style>
    <style:style style:name="P3"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style style:name="P7" style:family="paragraph" style:parent-style-name="Standard" style:list-style-name="L3"/>
    <style:style style:name="T1" style:family="text">
      <style:text-properties fo:font-size="8pt" style:font-size-asian="8pt"/>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fo:font-size="14pt"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sbildungslager für junge Höhlenforscher vom 27.7. bis 11.8.2012</text:p>
      <text:p text:style-name="P1">Zusatz zum Anmeldeformular für Minderjährige - Einverständniserklärung</text:p>
      <text:p text:style-name="P1"/>
      <text:p text:style-name="P2">Das JuHöFoLa ist ein Ausbildungslager für junge Höhlenforscher, sowohl des Inlandes, wie auch des Auslandes.</text:p>
      <text:p text:style-name="P2">Die Teilnehmer müssen größtenteils selbständig arbeiten und lernen, mit ihrer Verantwortung sich selbst und anderen gegenüber umzugehen. Wir bieten ein Freizeitangebot, welches den Teilnehmern einen eigenen Entscheidungsspielraum lässt.</text:p>
      <text:p text:style-name="P2">Für die Lagerleitung und auch die Gruppenleiter bedeutet das Ausbildungslager zwei Wochen harte Arbeit, gerade weil sie verantwortlich für das jeweilig aufgestellte Programm und damit einhergehenden Risiken sind.</text:p>
      <text:p text:style-name="P2">Die Teilnahme nicht Volljähriger (eingeschränkte Eigenverantwortung, verminderte Einsicht in Umfang oder Ausmaß von Handlungen etc.) an diesem Programm kann aufgrund gesteigerter Aufsichtspflichten zu erheblichen Einschneidungen des Ausbildungsvorhabens, wie auch des Lagerlebens führen.</text:p>
      <text:p text:style-name="P2">Es sind folgende Punkte zur Kenntnis zu nehmen, und dies durch Unterschrift der Eltern sowie auch des Teilnehmers zu bestätigen.</text:p>
      <text:list xml:id="list35467642" text:style-name="L1">
        <text:list-item>
          <text:p text:style-name="P4">Unser Sohn/Tochter ist während der Veranstaltung über eine Jugendgruppenversicherung beim Deutschen Ring gegen Unfall und für und gegen Haftpflichtschäden versichert. Für eine Versicherung gegen Krankheit haben wir selbst zu sorgen (Ausweis der Krankenkasse).</text:p>
        </text:list-item>
        <text:list-item>
          <text:p text:style-name="P4">Die allgemeine Aufsichtspflicht der Lagerleitung bzw. der Gruppenleiter beginnt am Tag der Anreise mit Ankunft auf dem Zeltplatz und endet am Tag der Abreise mit Verlassen des Zeltplatzes jeweils in Begleitung eines Erziehungsberechtigten (oder einer vom Erziehungsberechtigten beauftragten Person, die aber der Lagerleitung vorher bekannt gegeben werden muss, bei Anreise und Abreise ohne Begleitung dies bitte der Lagerleitung schriftlich mitteilen)</text:p>
        </text:list-item>
        <text:list-item>
          <text:p text:style-name="P4">Während der Dauer der Veranstaltung wird die Aufsicht über unseren Sohn/Tochter zwar von der Lagerleitung bzw. den Gruppenleitern besorgt, aber der Veranstalter haftet nicht für Schäden, die unser Sohn/Tochter verursachen, indem er/sie Weisungen der Aufsichtspersonen nicht befolgen. Auf die Weisungen der Betreuer ist wegen der Unübersichtlichkeit des Geländes und einer fehlenden räumlichen Trennung nach Geschlechtern höchster Wert zu legen. Im Übrigen haftet der Veranstalter für Schäden nur insoweit, als sie durch die Versicherungssummen gedeckt sind.</text:p>
        </text:list-item>
        <text:list-item>
          <text:p text:style-name="P4">Der Aufbau des Zeltes erfolgt neben dem Zelt der Lagerleitung oder des betreffenden Gruppenleiters<text:line-break/>Der (die) Teilnehmer(in) bewohnt das Zelt für die Lagerzeit allein bzw. mit den mit Eltern und Lagerleitung abgesprochenen Personen, der Aufenthalt in den Zelten anderer Teilnehmer bedarf der Zustimmung der Lagerleitung</text:p>
        </text:list-item>
        <text:list-item>
          <text:p text:style-name="P4">Wir sind damit einverstanden, dass unser Sohn/Tochter selbständig kleinere Wanderungen, Besichtigungen, Spaziergänge und Baden ohne Begleitung einer Aufsichtsperson (jedoch nur nach Rücksprache und mit Zustimmung der Lagerleitung) unternimmt.</text:p>
        </text:list-item>
        <text:list-item>
          <text:p text:style-name="P4">Verstöße gegen die Anweisungen der Aufsichtspersonen, gegen die Lagerordnung und wiederholte Störung der Gemeinschaft führen zur Veranlassung der Heimfahrt auf Kosten des Teilnehmers bei gleichzeitiger Benachrichtigung der Erziehungsberechtigten.</text:p>
        </text:list-item>
        <text:list-item>
          <text:p text:style-name="P4">Sollte durch Krankheit oder Unfall eine ärztliche Behandlung notwendig sein oder eine Krankenhauseinweisung veranlasst werden, sind wir mit diesen Maßnahmen (liegt im Ermessen der Lagerleitung bzw. des eventuell hinzugezogenen Arztes) einverstanden, stimmen ärztlicherseits als notwendig erachteten Sofortmaßnahmen zu und verzichten auf vorherige Befragung..</text:p>
        </text:list-item>
        <text:list-item>
          <text:p text:style-name="P5">Während der Veranstaltung sind wir unter folgender Anschrift und Telefonnummer erreichbar: ________________________________________________________________________________________<text:span text:style-name="T4">______________________________________________________________</text:span></text:p>
        </text:list-item>
      </text:list>
      <text:list xml:id="list35462419" text:style-name="L2">
        <text:list-item>
          <text:p text:style-name="P6">Unser Sohn/Tochter hat folgende Gebrechen/Erkrankungen:<text:line-break/>________________________________________________________________________________________</text:p>
        </text:list-item>
      </text:list>
      <text:list xml:id="list35451582" text:style-name="L3">
        <text:list-item>
          <text:p text:style-name="P7">Er/sie kann deshalb an folgenden Freizeitunternehmungen nicht teilnehmen: ________________________________________________________________________________________</text:p>
        </text:list-item>
        <text:list-item>
          <text:p text:style-name="P7">Kenntnisnahme:</text:p>
        </text:list-item>
      </text:list>
      <text:p text:style-name="Standard"/>
      <text:p text:style-name="Standard">Wir, die Eltern von _____________________________ </text:p>
      <text:p text:style-name="Standard">sind damit einverstanden, dass unser Sohn/Tochter an der oben stehenden Veranstaltung teilnimmt.</text:p>
      <text:p text:style-name="Standard"/>
      <text:p text:style-name="Standard"><text:tab/><text:tab/><text:tab/><text:tab/>____________________________________________________ <text:span text:style-name="T1">(Datum/Unterschrift)</text:span></text:p>
      <text:p text:style-name="Standard"/>
      <text:p text:style-name="Standard">Der Teilnehmer/Teilnehmerin hat auch hiervon Kenntnis erhalten </text:p>
      <text:p text:style-name="Standard"/>
      <text:p text:style-name="Standard"><text:tab/><text:tab/><text:tab/><text:tab/>____________________________________________________(<text:span text:style-name="T1">Datum/Unterschrift)</text:span></text:p>
      <text:p text:style-name="Standard"/>
      <text:p text:style-name="Standard">Für Fragen oder auftretende Probleme stehe ich gerne für ein persönliches Gespräch telefonisch oder auch bei einem Treffen zur Verfügung.</text:p>
      <text:p text:style-name="Standard">Mit freundlichen Grüßen,</text:p>
      <text:p text:style-name="Standard">Petra Bold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G Times" svg:font-family="'CG 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G Times" fo:font-size="10pt" fo:language="de" fo:country="DE" style:font-name-asian="Times New Roman" style:font-size-asian="10pt" style:font-name-complex="CG 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bsatz-Standardschriftar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usbildungslager für junge Höhlenforscher vom 26</dc:title>
    <meta:initial-creator>Markus und Petra Boldt</meta:initial-creator>
    <meta:creation-date>2002-07-19T08:42:00</meta:creation-date>
    <dc:date>2011-09-05T15:36:14.01</dc:date>
    <meta:print-date>2002-04-13T11:44:00</meta:print-date>
    <meta:editing-cycles>2</meta:editing-cycles>
    <meta:generator>OpenOffice.org/3.2$Win32 OpenOffice.org_project/320m18$Build-9502</meta:generator>
    <meta:document-statistic meta:table-count="0" meta:image-count="0" meta:object-count="0" meta:page-count="1" meta:paragraph-count="26" meta:word-count="541" meta:character-count="4656"/>
  </office:meta>
</office:document-meta>
</file>